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2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3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4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5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6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7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8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9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0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1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2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3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4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5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6" style:parent-style-name="Standard" style:family="paragraph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8" style:parent-style-name="Standard" style:family="paragraph">
      <style:paragraph-properties fo:text-align="end"/>
    </style:style>
    <style:style style:name="T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44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45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 fo:language="kk" fo:country="KZ"/>
    </style:style>
    <style:style style:name="T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6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7" style:parent-style-name="Standard" style:family="paragraph">
      <style:text-properties fo:font-size="14pt" style:font-size-asian="14pt" style:font-size-complex="14pt" fo:language="en" fo:country="US"/>
    </style:style>
    <style:style style:name="P58" style:parent-style-name="Standard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9" style:parent-style-name="Standard" style:family="paragraph">
      <style:paragraph-properties fo:text-align="center"/>
    </style:style>
    <style:style style:name="T6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61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65" style:parent-style-name="Standard" style:list-style-name="LFO1" style:family="paragraph">
      <style:text-properties fo:font-size="14pt" style:font-size-asian="14pt" style:font-size-complex="14pt" fo:language="en" fo:country="US"/>
    </style:style>
    <style:style style:name="P66" style:parent-style-name="Standard" style:list-style-name="LFO1" style:family="paragraph">
      <style:text-properties fo:font-size="14pt" style:font-size-asian="14pt" style:font-size-complex="14pt" fo:language="en" fo:country="US"/>
    </style:style>
    <style:style style:name="P67" style:parent-style-name="Standard" style:list-style-name="LFO1" style:family="paragraph"/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2" style:parent-style-name="Standard" style:list-style-name="LFO1" style:family="paragraph"/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6" style:parent-style-name="Standard" style:list-style-name="LFO1" style:family="paragraph"/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style="italic" style:font-style-asian="italic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97" style:parent-style-name="Standard" style:family="paragraph">
      <style:text-properties fo:font-size="14pt" style:font-size-asian="14pt" style:font-size-complex="14pt" fo:language="kk" fo:country="KZ"/>
    </style:style>
    <style:style style:name="P98" style:parent-style-name="Standard" style:family="paragraph">
      <style:text-properties fo:font-size="14pt" style:font-size-asian="14pt" style:font-size-complex="14pt" fo:language="en" fo:country="US"/>
    </style:style>
    <style:style style:name="P99" style:parent-style-name="Standard" style:family="paragraph">
      <style:text-properties fo:font-size="14pt" style:font-size-asian="14pt" style:font-size-complex="14pt" fo:language="en" fo:country="US"/>
    </style:style>
    <style:style style:name="P100" style:parent-style-name="Standard" style:family="paragraph">
      <style:text-properties fo:font-size="14pt" style:font-size-asian="14pt" style:font-size-complex="14pt" fo:language="en" fo:country="US"/>
    </style:style>
    <style:style style:name="P101" style:parent-style-name="Standard" style:family="paragraph">
      <style:text-properties fo:font-size="14pt" style:font-size-asian="14pt" style:font-size-complex="14pt" fo:language="en" fo:country="US"/>
    </style:style>
    <style:style style:name="P102" style:parent-style-name="Standard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All ideas and algorithms described in this article are the result of my independent and entirely self-sufficient intellectual activity. As the author, I give permission to freely use, modify and supplement all ideas and<text:s/>algorithms to any person or organization in any type of projects, subject to the obligatory reference to my authorship.</text:p>
      <text:p text:style-name="P2"/>
      <text:p text:style-name="P3">© Balyberdin Andrey Leonidovich 2019 <text:s text:c="2"/>Rutel.Nsk@Gmail.com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Synchronous Symbolic Hierarchy<text:s/></text:p>
      <text:p text:style-name="P18">Asynchronous Data<text:s/>Transmission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hor: Balyberdin<text:s/></text:span><text:span text:style-name="T30">А</text:span><text:span text:style-name="T31">.L.</text:span><text:span text:style-name="T32"><text:tab/></text:span>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Novosibirsk, 2022<text:s/></text:p>
      <text:p text:style-name="P45"/>
      <text:soft-page-break/>
      <text:p text:style-name="Standard"><text:span text:style-name="T46">SSH is basically a synchronous network, and one of the main claims against such systems is the inefficient use of channels for computer applications. The ability to quickly creat</text:span><text:span text:style-name="T47">e and delete channels at a random rate</text:span><text:span text:style-name="T48"><text:s/></text:span><text:span text:style-name="T49">eliminates some of these claims, but there remains an immediate underutilization of the reserved bandwidth. In addition, computing systems often require short messages to be transmitted quickly, with delivery guarante</text:span><text:span text:style-name="T50">ed within a certain time range. To solve these problems, the SSH provides a mechanism for asynchronous data transmission.</text:span></text:p>
      <text:p text:style-name="P51">Formation of Asynchronous Symbol Stream.</text:p>
      <text:p text:style-name="Standard"><text:span text:style-name="T52">If at the time of formation of the aggregate stream, there is neither user nor service data (</text:span><text:span text:style-name="T53">SSH_Synchronous Stream Switch (3)), and the possibility to transmit data is provided to the Asynchronous Data Unit. The formation of an asynchronous</text:span><text:s/><text:span text:style-name="T54">symbol stream occurs; it, like a service stream, consists of service symbols and is not divided into virtua</text:span><text:span text:style-name="T55">l channels. One might even say that the Asynchronous Data Unit is a part of the Switch CU.</text:span></text:p>
      <text:p text:style-name="P56">Creation of Asynchronous Virtual Channels.</text:p>
      <text:p text:style-name="P57">No new virtual channels are created; just a label about the possibility of out-of-sequence<text:s/>(non-synchronous) transmission is added to the channel description. All the rest, the allocation of a virtual channel module and the required number of time slots are identical to a regular synchronous virtual channel. The decision on asynchronous transmission for a specific virtual channel is made by the Switch CU.</text:p>
      <text:p text:style-name="P58">Operation Algorithm for Asynchronous Data Unit.</text:p>
      <text:p text:style-name="P59"><text:span text:style-name="T60">(</text:span><text:span text:style-name="T61">the<text:s/></text:span><text:span text:style-name="T62">simplest<text:s/></text:span><text:span text:style-name="T63">option</text:span><text:span text:style-name="T64">)</text:span></text:p>
      <text:list text:style-name="LFO1" text:continue-numbering="true">
        <text:list-item>
          <text:p text:style-name="P65">At the moment of receiving a symbol, the virtual channel module indicates the possibility of out-of-sequence<text:s/>transmission (asynchrony).</text:p>
        </text:list-item>
        <text:list-item>
          <text:p text:style-name="P66">If a channel is asynchronous, the virtual channel module number is stored in a special buffer of the Switch CU.<text:s/></text:p>
        </text:list-item>
        <text:list-item>
          <text:p text:style-name="P67"><text:span text:style-name="T68">When asynchronous transmission is possible, a symbol is formed in the body of which a list of the virtual channel mo</text:span><text:span text:style-name="T69">dule</text:span><text:s/><text:span text:style-name="T70">addresses is encoded, for which there is data</text:span><text:s/><text:span text:style-name="T71">available for transmission (from the buffer).</text:span></text:p>
        </text:list-item>
        <text:list-item>
          <text:p text:style-name="P72"><text:span text:style-name="T73">Further (at the moments when asynchronous transmission is possible), a request</text:span><text:s/><text:span text:style-name="T74">for specific modules is made, and the scan data is transmitted (only the data ty</text:span><text:span text:style-name="T75">pe changes to the service ones).<text:s/></text:span></text:p>
        </text:list-item>
        <text:list-item>
          <text:p text:style-name="P76"><text:span text:style-name="T77">If, at the moment the address is available in the queue, a module with an address available in the CU Buffer is selected, and there is no more data to transmit; the corresponding address is deleted from the queue for async</text:span><text:span text:style-name="T78">hronous transmission. Thus, a virtual channel acquires a synchronous and asynchronous component of the transmission rate.<text:s/></text:span><text:span text:style-name="T79">Transmit if possible, but with a delay no more than it was predetermined.</text:span></text:p>
        </text:list-item>
      </text:list>
      <text:p text:style-name="Standard"><text:span text:style-name="T80">With this method of data transmission, about 20% of the asyn</text:span><text:span text:style-name="T81">chronous stream bandwidth will be lost, but these are already unused time slots, and an alternative to such use is to fill it with “no data”</text:span><text:s/><text:span text:style-name="T82">symbols (in fact, full non-use).</text:span></text:p>
      <text:p text:style-name="P83">If we assign some synchronous performance to each virtual stream that allows asynchronous transmission, or just do not allocate bandwidth beyond a certain level of filling the aggregate physical stream, we get a fairly fast mechanism for transmitting asynchronous messages, and, moreover, it utilizes available bandwidth<text:s/><text:soft-page-break/>of a physical channel by almost100%.<text:s/></text:p>
      <text:p text:style-name="Standard"><text:span text:style-name="T84">You can add a mechanism that allows you to change the order, for example, the higher the virtual channel module number, the higher the virtual channel</text:span><text:s/><text:span text:style-name="T85">priority.</text:span></text:p>
      <text:p text:style-name="Standard"><text:span text:style-name="T86">This mechanism also has disadvantages:<text:s/></text:span><text:span text:style-name="T87">there is no control over the fillin</text:span><text:span text:style-name="T88">g level of the corresponding buffer in the virtual channel module of the next switch, and overfilling can occur.</text:span><text:span text:style-name="T89"><text:s/></text:span><text:span text:style-name="T90">We will not consider the algorithms that involve the data discarding by the switch</text:span><text:s/><text:span text:style-name="T91">itself. Therefore, asynchronous transmission looks like send</text:span><text:span text:style-name="T92">ing a certain number of symbols to an asynchronous virtual channel, a number of symbols is defined as the minimum buffer size in the intermediate switches and waiting for a notification about receiving symbols. Since the delivery time is determined by the<text:s/></text:span><text:span text:style-name="T93">physical distance value along the cable, you can create several parallel asynchronous channels and send data in a sequential order to each of them to increase the performance of an asynchronous channel.</text:span><text:s/><text:span text:style-name="T94">This mechanism resembles the process of sending packe</text:span><text:span text:style-name="T95">ts using the TCP IP protocol. For frequent transmission of short messages (updating the value of a variable, etc.), this mechanism is quite optimal. When designing a network, a symbol and buffer size should also be chosen taking into account the sizes of s</text:span><text:span text:style-name="T96">hort messages.</text:span></text:p>
      <text:p text:style-name="P97"/>
      <text:p text:style-name="P98"/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fo:widows="0" fo:orphans="0"/>
      <style:text-properties style:letter-kerning="true" fo:font-size="12pt" style:font-size-asian="12pt" style:font-size-complex="12pt" fo:language="de" fo:country="DE" style:language-asian="ja" style:country-asian="JP" style:language-complex="fa" style:country-complex="IR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/>
      <style:text-properties style:letter-kerning="true" fo:font-size="12pt" style:font-size-asian="12pt" style:font-size-complex="12pt" fo:language="de" fo:country="DE" style:language-asian="ja" style:country-asian="JP" style:language-complex="fa" style:country-complex="I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Rutel@Mail.ru</dc:creator>
    <meta:creation-date>2023-09-19T13:16:00Z</meta:creation-date>
    <dc:date>2023-10-01T13:39:00Z</dc:date>
    <meta:print-date>2022-04-20T12:20:00Z</meta:print-date>
    <meta:template xlink:href="Normal" xlink:type="simple"/>
    <meta:editing-cycles>17</meta:editing-cycles>
    <meta:editing-duration>PT1140S</meta:editing-duration>
    <meta:user-defined meta:name="Info 1"/>
    <meta:user-defined meta:name="Info 2"/>
    <meta:user-defined meta:name="Info 3"/>
    <meta:user-defined meta:name="Info 4"/>
    <meta:document-statistic meta:page-count="3" meta:paragraph-count="10" meta:word-count="753" meta:character-count="5036" meta:row-count="35" meta:non-whitespace-character-count="4293"/>
  </office:meta>
</office:document-meta>
</file>